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5.9243in" fo:margin-left="-0.0785in" table:align="left" style:writing-mode="lr-tb"/>
    </style:style>
    <style:style style:name="Table1.A" style:family="table-column">
      <style:table-column-properties style:column-width="1.1458in"/>
    </style:style>
    <style:style style:name="Table1.B" style:family="table-column">
      <style:table-column-properties style:column-width="0.2986in"/>
    </style:style>
    <style:style style:name="Table1.C" style:family="table-column">
      <style:table-column-properties style:column-width="0.375in"/>
    </style:style>
    <style:style style:name="Table1.D" style:family="table-column">
      <style:table-column-properties style:column-width="0.4896in"/>
    </style:style>
    <style:style style:name="Table1.F" style:family="table-column">
      <style:table-column-properties style:column-width="0.5944in"/>
    </style:style>
    <style:style style:name="Table1.G" style:family="table-column">
      <style:table-column-properties style:column-width="1.1944in"/>
    </style:style>
    <style:style style:name="Table1.H" style:family="table-column">
      <style:table-column-properties style:column-width="0.6889in"/>
    </style:style>
    <style:style style:name="Table1.I" style:family="table-column">
      <style:table-column-properties style:column-width="0.6479in"/>
    </style:style>
    <style:style style:name="Table1.1" style:family="table-row">
      <style:table-row-properties style:min-row-height="0.4333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I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4708in" fo:keep-together="auto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5.9243in" fo:margin-left="-0.0785in" table:align="left" style:writing-mode="lr-tb"/>
    </style:style>
    <style:style style:name="Table2.A" style:family="table-column">
      <style:table-column-properties style:column-width="0.8021in"/>
    </style:style>
    <style:style style:name="Table2.B" style:family="table-column">
      <style:table-column-properties style:column-width="0.3847in"/>
    </style:style>
    <style:style style:name="Table2.C" style:family="table-column">
      <style:table-column-properties style:column-width="0.3625in"/>
    </style:style>
    <style:style style:name="Table2.D" style:family="table-column">
      <style:table-column-properties style:column-width="0.5167in"/>
    </style:style>
    <style:style style:name="Table2.F" style:family="table-column">
      <style:table-column-properties style:column-width="0.4333in"/>
    </style:style>
    <style:style style:name="Table2.G" style:family="table-column">
      <style:table-column-properties style:column-width="1.3868in"/>
    </style:style>
    <style:style style:name="Table2.H" style:family="table-column">
      <style:table-column-properties style:column-width="0.8958in"/>
    </style:style>
    <style:style style:name="Table2.I" style:family="table-column">
      <style:table-column-properties style:column-width="0.6257in"/>
    </style:style>
    <style:style style:name="Table2.1" style:family="table-row">
      <style:table-row-properties style:min-row-height="0.4333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I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en" fo:country="none"/>
    </style:style>
    <style:style style:name="P4" style:family="paragraph" style:parent-style-name="Standard">
      <style:text-properties fo:font-size="10pt" style:font-size-asian="10pt"/>
    </style:style>
    <style:style style:name="P5" style:family="paragraph" style:parent-style-name="Standard">
      <style:text-properties style:font-name-asian="Times New Roman"/>
    </style:style>
    <style:style style:name="P6" style:family="paragraph" style:parent-style-name="Standard">
      <style:text-properties officeooo:paragraph-rsid="001fea85"/>
    </style:style>
    <style:style style:name="P7" style:family="paragraph" style:parent-style-name="Heading_20_3" style:master-page-name="Standard">
      <style:paragraph-properties style:page-number="auto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officeooo:rsid="001fea85"/>
    </style:style>
    <style:style style:name="T3" style:family="text">
      <style:text-properties fo:language="en" fo:country="none" officeooo:rsid="0020c4ee"/>
    </style:style>
    <style:style style:name="T4" style:family="text">
      <style:text-properties style:font-name-asian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<text:span text:style-name="hps">Riech-O-Mat serial port communication to open/close valves</text:span></text:h>
      <text:p text:style-name="P6"><text:span text:style-name="hps"><text:span text:style-name="T2">Channel 1 : airflow valve. Channels 2-5: odorant channels.</text:span></text:span></text:p>
      <text:p text:style-name="Standard"><text:span text:style-name="hps"><text:span text:style-name="T1">Baud rate 9600bps, 8</text:span></text:span><text:span text:style-name="T1"> </text:span><text:span text:style-name="hps"><text:span text:style-name="T1">data bits</text:span></text:span><text:span text:style-name="T1">, </text:span><text:span text:style-name="hps"><text:span text:style-name="T1">one stop bit</text:span></text:span><text:span text:style-name="T1">, no parity. </text:span><text:span text:style-name="hps"><text:span text:style-name="T1">Each</text:span></text:span><text:span text:style-name="T1"> </text:span><text:span text:style-name="hps"><text:span text:style-name="T1">data frame contains</text:span></text:span><text:span text:style-name="T1"> </text:span><text:span text:style-name="hps"><text:span text:style-name="T1">eight bytes.</text:span></text:span></text:p>
      <text:p text:style-name="Standard"><text:span text:style-name="hps"><text:span text:style-name="T1">8 channel uart relay c</text:span></text:span><text:span text:style-name="hps"><text:span text:style-name="T3">ommand.</text:span></text:span></text:p>
      <text:p text:style-name="P3"/>
      <text:p text:style-name="Standard"><text:span text:style-name="short_5f_text"><text:span text:style-name="T1">Control </text:span></text:span><text:span text:style-name="hps"><text:span text:style-name="T1">command</text:span></text:span><text:span text:style-name="short_5f_text"><text:span text:style-name="T1"> </text:span></text:span><text:span text:style-name="hps"><text:span text:style-name="T1">format</text:span></text:span><text:span text:style-name="short_5f_text"><text:span text:style-name="T1">: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Standard"><text:span text:style-name="hps"><text:span text:style-name="T1">Bytes Number</text:span></text:span></text:p>
          </table:table-cell>
          <table:table-cell table:style-name="Table1.A1" office:value-type="string">
            <text:p text:style-name="Standard">1</text:p>
          </table:table-cell>
          <table:table-cell table:style-name="Table1.A1" office:value-type="string">
            <text:p text:style-name="Standard">2</text:p>
          </table:table-cell>
          <table:table-cell table:style-name="Table1.A1" office:value-type="string">
            <text:p text:style-name="Standard">3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5</text:p>
          </table:table-cell>
          <table:table-cell table:style-name="Table1.A1" office:value-type="string">
            <text:p text:style-name="Standard">6</text:p>
          </table:table-cell>
          <table:table-cell table:style-name="Table1.A1" office:value-type="string">
            <text:p text:style-name="Standard">7</text:p>
          </table:table-cell>
          <table:table-cell table:style-name="Table1.I1" office:value-type="string">
            <text:p text:style-name="Standard">8</text:p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B2" table:number-columns-spanned="2" office:value-type="string">
            <text:p text:style-name="P2"><text:span text:style-name="short_5f_text"><text:span text:style-name="T1">Frame head</text:span></text:span></text:p>
          </table:table-cell>
          <table:covered-table-cell/>
          <table:table-cell table:style-name="Table1.B2" table:number-columns-spanned="3" office:value-type="string">
            <text:p text:style-name="P2"><text:span text:style-name="short_5f_text"><text:span text:style-name="T1">Reserved bytes</text:span></text:span></text:p>
          </table:table-cell>
          <table:covered-table-cell/>
          <table:covered-table-cell/>
          <table:table-cell table:style-name="Table1.A1" office:value-type="string">
            <text:p text:style-name="Standard"><text:span text:style-name="short_5f_text">Channel</text:span></text:p>
          </table:table-cell>
          <table:table-cell table:style-name="Table1.A1" office:value-type="string">
            <text:p text:style-name="Standard"><text:span text:style-name="short_5f_text"><text:span text:style-name="T1">Command</text:span></text:span></text:p>
          </table:table-cell>
          <table:table-cell table:style-name="Table1.I1" office:value-type="string">
            <text:p text:style-name="P4">checksum</text:p>
          </table:table-cell>
        </table:table-row>
        <table:table-row table:style-name="Table1.1">
          <table:table-cell table:style-name="Table1.A1" office:value-type="string">
            <text:p text:style-name="Standard">Reading status</text:p>
          </table:table-cell>
          <table:table-cell table:style-name="Table1.B2" table:number-columns-spanned="2" office:value-type="string">
            <text:p text:style-name="P2">0x5556</text:p>
          </table:table-cell>
          <table:covered-table-cell/>
          <table:table-cell table:style-name="Table1.B2" table:number-columns-spanned="3" office:value-type="string">
            <text:p text:style-name="P2">0x000000</text:p>
          </table:table-cell>
          <table:covered-table-cell/>
          <table:covered-table-cell/>
          <table:table-cell table:style-name="Table1.A1" office:value-type="string">
            <text:p text:style-name="Standard">0x01 Channel 1</text:p>
            <text:p text:style-name="Standard">0x02 Channel 2</text:p>
            <text:p text:style-name="Standard">0x03 Channel 3</text:p>
            <text:p text:style-name="Standard">0x04 Channel 4</text:p>
            <text:p text:style-name="Standard">0x05 Channel 5</text:p>
            <text:p text:style-name="Standard">0x06 Channel 6</text:p>
            <text:p text:style-name="Standard">0x07 Channel 7</text:p>
            <text:p text:style-name="Standard">0x08 Channel 8</text:p>
          </table:table-cell>
          <table:table-cell table:style-name="Table1.A1" office:value-type="string">
            <text:p text:style-name="Standard">00</text:p>
          </table:table-cell>
          <table:table-cell table:style-name="Table1.I1" office:value-type="string">
            <text:p text:style-name="Standard">0xAB</text:p>
            <text:p text:style-name="Standard">0xAC</text:p>
            <text:p text:style-name="Standard">0xAD</text:p>
            <text:p text:style-name="Standard">0xAE</text:p>
            <text:p text:style-name="Standard">0xAF</text:p>
            <text:p text:style-name="Standard">0xB0</text:p>
            <text:p text:style-name="Standard">0xB1</text:p>
            <text:p text:style-name="Standard">0xB2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short_5f_text"><text:span text:style-name="T1">Relay </text:span></text:span><text:span text:style-name="hps"><text:span text:style-name="T1">open</text:span></text:span></text:p>
          </table:table-cell>
          <table:table-cell table:style-name="Table1.B2" table:number-columns-spanned="2" office:value-type="string">
            <text:p text:style-name="P2">0x5556</text:p>
          </table:table-cell>
          <table:covered-table-cell/>
          <table:table-cell table:style-name="Table1.B2" table:number-columns-spanned="3" office:value-type="string">
            <text:p text:style-name="P2">0x000000</text:p>
          </table:table-cell>
          <table:covered-table-cell/>
          <table:covered-table-cell/>
          <table:table-cell table:style-name="Table1.A1" office:value-type="string">
            <text:p text:style-name="Standard">0x01 Channel 1</text:p>
            <text:p text:style-name="Standard">0x02 Channel 2</text:p>
            <text:p text:style-name="Standard">0x03 Channel 3</text:p>
            <text:p text:style-name="Standard">0x04 Channel 4</text:p>
            <text:p text:style-name="Standard">0x05 Channel 5</text:p>
            <text:p text:style-name="Standard">0x06 Channel 6</text:p>
            <text:p text:style-name="Standard">0x07 Channel 7</text:p>
            <text:p text:style-name="Standard">0x08 Channel 8</text:p>
          </table:table-cell>
          <table:table-cell table:style-name="Table1.A1" office:value-type="string">
            <text:p text:style-name="Standard">01</text:p>
          </table:table-cell>
          <table:table-cell table:style-name="Table1.I1" office:value-type="string">
            <text:p text:style-name="Standard">0xAD</text:p>
            <text:p text:style-name="Standard">0xAE</text:p>
            <text:p text:style-name="Standard">0xAF</text:p>
            <text:p text:style-name="Standard">0xB0</text:p>
            <text:p text:style-name="Standard">0xB1</text:p>
            <text:p text:style-name="Standard">0xB2</text:p>
            <text:p text:style-name="Standard">0xB3</text:p>
            <text:p text:style-name="Standard">0xB4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short_5f_text"><text:span text:style-name="T1">Relay </text:span></text:span><text:span text:style-name="hps"><text:span text:style-name="T1">close</text:span></text:span></text:p>
          </table:table-cell>
          <table:table-cell table:style-name="Table1.B2" table:number-columns-spanned="2" office:value-type="string">
            <text:p text:style-name="P2">0x5556</text:p>
          </table:table-cell>
          <table:covered-table-cell/>
          <table:table-cell table:style-name="Table1.B2" table:number-columns-spanned="3" office:value-type="string">
            <text:p text:style-name="P2">0x000000</text:p>
          </table:table-cell>
          <table:covered-table-cell/>
          <table:covered-table-cell/>
          <table:table-cell table:style-name="Table1.A1" office:value-type="string">
            <text:p text:style-name="Standard">0x01 Channel 1</text:p>
            <text:p text:style-name="Standard">0x02 Channel 2</text:p>
            <text:p text:style-name="Standard">0x03 Channel 3</text:p>
            <text:p text:style-name="Standard">0x04 Channel 4</text:p>
            <text:p text:style-name="Standard">0x05 Channel 5</text:p>
            <text:p text:style-name="Standard">0x06 Channel 6</text:p>
            <text:p text:style-name="Standard">0x07 Channel 7</text:p>
            <text:p text:style-name="Standard">0x08 Channel 8</text:p>
          </table:table-cell>
          <table:table-cell table:style-name="Table1.A1" office:value-type="string">
            <text:p text:style-name="Standard">02</text:p>
          </table:table-cell>
          <table:table-cell table:style-name="Table1.I1" office:value-type="string">
            <text:p text:style-name="Standard">0xAE</text:p>
            <text:p text:style-name="Standard">0xAF</text:p>
            <text:p text:style-name="Standard">0xB0</text:p>
            <text:p text:style-name="Standard">0xB1</text:p>
            <text:p text:style-name="Standard">0xB2</text:p>
            <text:p text:style-name="Standard">0xB3</text:p>
            <text:p text:style-name="Standard">0xB4</text:p>
            <text:p text:style-name="Standard">0xB5</text:p>
          </table:table-cell>
        </table:table-row>
        <table:table-row table:style-name="Table1.1">
          <table:table-cell table:style-name="Table1.A1" office:value-type="string">
            <text:p text:style-name="Standard">Relay toggle</text:p>
          </table:table-cell>
          <table:table-cell table:style-name="Table1.B2" table:number-columns-spanned="2" office:value-type="string">
            <text:p text:style-name="P2">0x5556</text:p>
          </table:table-cell>
          <table:covered-table-cell/>
          <table:table-cell table:style-name="Table1.B2" table:number-columns-spanned="3" office:value-type="string">
            <text:p text:style-name="P2">0x000000</text:p>
          </table:table-cell>
          <table:covered-table-cell/>
          <table:covered-table-cell/>
          <table:table-cell table:style-name="Table1.A1" office:value-type="string">
            <text:p text:style-name="Standard">0x01 Channel 1</text:p>
            <text:p text:style-name="Standard">0x02 Channel 2</text:p>
            <text:p text:style-name="Standard">0x03 Channel 3</text:p>
            <text:p text:style-name="Standard">0x04 Channel 4</text:p>
            <text:p text:style-name="Standard">0x05 Channel 5</text:p>
            <text:p text:style-name="Standard">0x06 Channel 6</text:p>
            <text:p text:style-name="Standard">0x07 Channel 7</text:p>
            <text:p text:style-name="Standard"><text:soft-page-break/>0x08 Channel 8</text:p>
          </table:table-cell>
          <table:table-cell table:style-name="Table1.A1" office:value-type="string">
            <text:p text:style-name="Standard">03</text:p>
          </table:table-cell>
          <table:table-cell table:style-name="Table1.I1" office:value-type="string">
            <text:p text:style-name="Standard">0xAF</text:p>
            <text:p text:style-name="Standard">0xB0</text:p>
            <text:p text:style-name="Standard">0xB1</text:p>
            <text:p text:style-name="Standard">0xB2</text:p>
            <text:p text:style-name="Standard">0xB3</text:p>
            <text:p text:style-name="Standard">0xB4</text:p>
            <text:p text:style-name="Standard">0xB5</text:p>
            <text:p text:style-name="Standard"><text:soft-page-break/>0xB6</text:p>
          </table:table-cell>
        </table:table-row>
        <table:table-row table:style-name="Table1.1">
          <table:table-cell table:style-name="Table1.A1" office:value-type="string">
            <text:p text:style-name="Standard">Relay momentary</text:p>
          </table:table-cell>
          <table:table-cell table:style-name="Table1.B2" table:number-columns-spanned="2" office:value-type="string">
            <text:p text:style-name="P2">0x5556</text:p>
          </table:table-cell>
          <table:covered-table-cell/>
          <table:table-cell table:style-name="Table1.B2" table:number-columns-spanned="3" office:value-type="string">
            <text:p text:style-name="P2">0x000000</text:p>
          </table:table-cell>
          <table:covered-table-cell/>
          <table:covered-table-cell/>
          <table:table-cell table:style-name="Table1.A1" office:value-type="string">
            <text:p text:style-name="Standard">0x01 Channel 1</text:p>
            <text:p text:style-name="Standard">0x02 Channel 2</text:p>
            <text:p text:style-name="Standard">0x03 Channel 3</text:p>
            <text:p text:style-name="Standard">0x04 Channel 4</text:p>
            <text:p text:style-name="Standard">0x05 Channel 5</text:p>
            <text:p text:style-name="Standard">0x06 Channel 6</text:p>
            <text:p text:style-name="Standard">0x07 Channel 7</text:p>
            <text:p text:style-name="Standard">0x08 Channel 8</text:p>
          </table:table-cell>
          <table:table-cell table:style-name="Table1.A1" office:value-type="string">
            <text:p text:style-name="Standard">04</text:p>
          </table:table-cell>
          <table:table-cell table:style-name="Table1.I1" office:value-type="string">
            <text:p text:style-name="Standard">0xB0</text:p>
            <text:p text:style-name="Standard">0xB1</text:p>
            <text:p text:style-name="Standard">0xB2</text:p>
            <text:p text:style-name="Standard">0xB3</text:p>
            <text:p text:style-name="Standard">0xB4</text:p>
            <text:p text:style-name="Standard">0xB5</text:p>
            <text:p text:style-name="Standard">0xB6</text:p>
            <text:p text:style-name="Standard">0xB7</text:p>
          </table:table-cell>
        </table:table-row>
        <table:table-row table:style-name="Table1.1">
          <table:table-cell table:style-name="Table1.A1" office:value-type="string">
            <text:p text:style-name="Standard">Relay</text:p>
            <text:p text:style-name="Standard"><text:span text:style-name="T4"><text:s/></text:span>Interlock</text:p>
          </table:table-cell>
          <table:table-cell table:style-name="Table1.B2" table:number-columns-spanned="2" office:value-type="string">
            <text:p text:style-name="P2">0x5556</text:p>
          </table:table-cell>
          <table:covered-table-cell/>
          <table:table-cell table:style-name="Table1.B2" table:number-columns-spanned="3" office:value-type="string">
            <text:p text:style-name="P2">0x000000</text:p>
          </table:table-cell>
          <table:covered-table-cell/>
          <table:covered-table-cell/>
          <table:table-cell table:style-name="Table1.A1" office:value-type="string">
            <text:p text:style-name="Standard">0x01 Channel 1</text:p>
            <text:p text:style-name="Standard">0x02 Channel 2</text:p>
            <text:p text:style-name="Standard">0x03 Channel 3</text:p>
            <text:p text:style-name="Standard">0x04 Channel 4</text:p>
            <text:p text:style-name="Standard">0x05 Channel 5</text:p>
            <text:p text:style-name="Standard">0x06 Channel 6</text:p>
            <text:p text:style-name="Standard">0x07 Channel 7</text:p>
            <text:p text:style-name="Standard">0x08 Channel 8</text:p>
          </table:table-cell>
          <table:table-cell table:style-name="Table1.A1" office:value-type="string">
            <text:p text:style-name="Standard">05</text:p>
          </table:table-cell>
          <table:table-cell table:style-name="Table1.I1" office:value-type="string">
            <text:p text:style-name="Standard">0xB1</text:p>
            <text:p text:style-name="Standard">0xB2</text:p>
            <text:p text:style-name="Standard">0xB3</text:p>
            <text:p text:style-name="Standard">0xB4</text:p>
            <text:p text:style-name="Standard">0xB5</text:p>
            <text:p text:style-name="Standard">0xB6</text:p>
            <text:p text:style-name="Standard">0xB7</text:p>
            <text:p text:style-name="Standard">0xB8</text:p>
          </table:table-cell>
        </table:table-row>
      </table:table>
      <text:p text:style-name="Standard"/>
      <text:p text:style-name="Standard"/>
      <text:p text:style-name="Standard"/>
      <text:p text:style-name="Standard">5<text:span text:style-name="short_5f_text"><text:span text:style-name="T1"> Control </text:span></text:span><text:span text:style-name="hps"><text:span text:style-name="T1">commands</text:span></text:span>：</text:p>
      <text:p text:style-name="Standard"/>
      <text:p text:style-name="Standard">1. Reading status（reading the satus of the relay (on/off)）</text:p>
      <text:p text:style-name="Standard"/>
      <text:p text:style-name="Standard">Channel 1 ：55 56 00 00 00 01 00 AC</text:p>
      <text:p text:style-name="Standard">Channel 2 ：55 56 00 00 00 02 00 AD</text:p>
      <text:p text:style-name="Standard">Channel 3 ：55 56 00 00 00 03 00 AE</text:p>
      <text:p text:style-name="Standard">Channel 4 ：55 56 00 00 00 04 00 AF</text:p>
      <text:p text:style-name="Standard">Channel 5 ：55 56 00 00 00 05 00 B0</text:p>
      <text:p text:style-name="Standard">Channel 6 ：55 56 00 00 00 06 00 B1</text:p>
      <text:p text:style-name="Standard">Channel 7 ：55 56 00 00 00 07 00 B2</text:p>
      <text:p text:style-name="Standard">Channel 8 ：55 56 00 00 00 08 00 B3</text:p>
      <text:p text:style-name="Standard"/>
      <text:p text:style-name="Standard">2.<text:span text:style-name="short_5f_text"><text:span text:style-name="T1"> Relay </text:span></text:span><text:span text:style-name="hps"><text:span text:style-name="T1">open</text:span></text:span> (issue this command ，Relay open , COM connect to NO ）</text:p>
      <text:p text:style-name="Standard"/>
      <text:p text:style-name="Standard">Channel 1 ：55 56 00 00 00 01 01 AD</text:p>
      <text:p text:style-name="Standard">Channel 2 ：55 56 00 00 00 02 01 AE</text:p>
      <text:p text:style-name="Standard">Channel 3 ：55 56 00 00 00 03 01 AF</text:p>
      <text:p text:style-name="Standard">Channel 4 ：55 56 00 00 00 04 01 B0</text:p>
      <text:p text:style-name="Standard">Channel 5 ：55 56 00 00 00 05 01 B1</text:p>
      <text:p text:style-name="Standard">Channel 6 ：55 56 00 00 00 06 01 B2</text:p>
      <text:p text:style-name="Standard">Channel 7 ：55 56 00 00 00 07 01 B3</text:p>
      <text:p text:style-name="Standard">Channel 8 ：55 56 00 00 00 08 01 B4</text:p>
      <text:p text:style-name="Standard"><text:soft-page-break/></text:p>
      <text:p text:style-name="Standard"/>
      <text:p text:style-name="Standard"/>
      <text:p text:style-name="Standard">3.<text:span text:style-name="short_5f_text"><text:span text:style-name="T1"> Relay </text:span></text:span><text:span text:style-name="hps"><text:span text:style-name="T1">close</text:span></text:span> (issue this command ，Relay close , COM disconnect NO , and COM connect to NC ）</text:p>
      <text:p text:style-name="Standard"/>
      <text:p text:style-name="Standard">Channel 1 ：55 56 00 00 00 01 02 AE</text:p>
      <text:p text:style-name="Standard">Channel 2 ：55 56 00 00 00 02 02 AF</text:p>
      <text:p text:style-name="Standard">Channel 3 ：55 56 00 00 00 03 02 B0</text:p>
      <text:p text:style-name="Standard">Channel 4 ：55 56 00 00 00 04 02 B1</text:p>
      <text:p text:style-name="Standard">Channel 5 ：55 56 00 00 00 05 02 B2</text:p>
      <text:p text:style-name="Standard">Channel 6 ：55 56 00 00 00 06 02 B3</text:p>
      <text:p text:style-name="Standard">Channel 7 ：55 56 00 00 00 07 02 B4</text:p>
      <text:p text:style-name="Standard">Channel 8 ：55 56 00 00 00 08 02 B5</text:p>
      <text:p text:style-name="Standard"/>
      <text:p text:style-name="P5"><text:s/></text:p>
      <text:p text:style-name="Standard"/>
      <text:p text:style-name="Standard">4. Relay toggle（<text:span text:style-name="short_5f_text"><text:span text:style-name="T1">Relay status </text:span></text:span><text:span text:style-name="hps"><text:span text:style-name="T1">reversal</text:span></text:span>，if COM connect to NO，this commands will <text:span text:style-name="short_5f_text"><text:span text:style-name="T1">Disconnect</text:span></text:span> COM to NO and Reverse COM connect to NC，and vice versa）</text:p>
      <text:p text:style-name="Standard"/>
      <text:p text:style-name="Standard">Channel 1 ：55 56 00 00 00 01 03 AF</text:p>
      <text:p text:style-name="Standard">Channel 2 ：55 56 00 00 00 02 03 B0</text:p>
      <text:p text:style-name="Standard">Channel 3 ：55 56 00 00 00 03 03 B1</text:p>
      <text:p text:style-name="Standard">Channel 4 ：55 56 00 00 00 04 03 B2</text:p>
      <text:p text:style-name="Standard">Channel 5 ：55 56 00 00 00 05 03 B3</text:p>
      <text:p text:style-name="Standard">Channel 6 ：55 56 00 00 00 06 03 B4</text:p>
      <text:p text:style-name="Standard">Channel 7 ：55 56 00 00 00 07 03 B5</text:p>
      <text:p text:style-name="Standard">Channel 8 ：55 56 00 00 00 08 03 B6</text:p>
      <text:p text:style-name="Standard"/>
      <text:p text:style-name="Standard"/>
      <text:p text:style-name="Standard"/>
      <text:p text:style-name="Standard">5. Relay momentary（Relay COM connect to NO，disconnect after 200MS ）</text:p>
      <text:p text:style-name="Standard"/>
      <text:p text:style-name="Standard">Channel 1 ：55 56 00 00 00 01 04 B0</text:p>
      <text:p text:style-name="Standard">Channel 2 ：55 56 00 00 00 02 04 B1</text:p>
      <text:p text:style-name="Standard">Channel 3 ：55 56 00 00 00 03 04 B2</text:p>
      <text:p text:style-name="Standard">Channel 4 ：55 56 00 00 00 04 04 B3</text:p>
      <text:p text:style-name="Standard">Channel 5 ：55 56 00 00 00 05 04 B4</text:p>
      <text:p text:style-name="Standard">Channel 6 ：55 56 00 00 00 06 04 B5</text:p>
      <text:p text:style-name="Standard">Channel 7 ：55 56 00 00 00 07 04 B6</text:p>
      <text:p text:style-name="Standard">Channel 8 ：55 56 00 00 00 08 04 B7</text:p>
      <text:p text:style-name="Standard"/>
      <text:p text:style-name="Standard"/>
      <text:p text:style-name="Standard">6. Relay Interlock</text:p>
      <text:p text:style-name="Standard"><text:soft-page-break/></text:p>
      <text:p text:style-name="Standard">Channel 1 ：55 56 00 00 00 01 05 B1</text:p>
      <text:p text:style-name="Standard">Channel 2 ：55 56 00 00 00 02 05 B2</text:p>
      <text:p text:style-name="Standard">Channel 3 ：55 56 00 00 00 03 05 B3</text:p>
      <text:p text:style-name="Standard">Channel 4 ：55 56 00 00 00 04 05 B4</text:p>
      <text:p text:style-name="Standard">Channel 5 ：55 56 00 00 00 05 05 B5</text:p>
      <text:p text:style-name="Standard">Channel 6 ：55 56 00 00 00 06 05 B6</text:p>
      <text:p text:style-name="Standard">Channel 7 ：55 56 00 00 00 07 05 B7</text:p>
      <text:p text:style-name="Standard">Channel 8 ：55 56 00 00 00 08 05 B8</text:p>
      <text:p text:style-name="Standard"/>
      <text:p text:style-name="Standard"/>
      <text:p text:style-name="Standard"/>
      <text:p text:style-name="Standard"/>
      <text:p text:style-name="Standard">Once issue a command, will have a return fame , 7th byte of return fame mean the satus of realy .</text:p>
      <text:p text:style-name="Standard"/>
      <text:p text:style-name="Standard"/>
      <text:p text:style-name="Standard">Return <text:span text:style-name="hps"><text:span text:style-name="T1">command</text:span></text:span><text:span text:style-name="short_5f_text"><text:span text:style-name="T1"> </text:span></text:span><text:span text:style-name="hps"><text:span text:style-name="T1">format</text:span></text:span><text:span text:style-name="short_5f_text"><text:span text:style-name="T1">:</text:span></text:span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Standard"><text:span text:style-name="hps"><text:span text:style-name="T1">Bytes Number</text:span></text:span></text:p>
          </table:table-cell>
          <table:table-cell table:style-name="Table2.A1" office:value-type="string">
            <text:p text:style-name="Standard">1</text:p>
          </table:table-cell>
          <table:table-cell table:style-name="Table2.A1" office:value-type="string">
            <text:p text:style-name="Standard">2</text:p>
          </table:table-cell>
          <table:table-cell table:style-name="Table2.A1" office:value-type="string">
            <text:p text:style-name="Standard">3</text:p>
          </table:table-cell>
          <table:table-cell table:style-name="Table2.A1" office:value-type="string">
            <text:p text:style-name="Standard">4</text:p>
          </table:table-cell>
          <table:table-cell table:style-name="Table2.A1" office:value-type="string">
            <text:p text:style-name="Standard">5</text:p>
          </table:table-cell>
          <table:table-cell table:style-name="Table2.A1" office:value-type="string">
            <text:p text:style-name="Standard">6</text:p>
          </table:table-cell>
          <table:table-cell table:style-name="Table2.A1" office:value-type="string">
            <text:p text:style-name="Standard">7</text:p>
          </table:table-cell>
          <table:table-cell table:style-name="Table2.I1" office:value-type="string">
            <text:p text:style-name="Standard">8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B2" table:number-columns-spanned="2" office:value-type="string">
            <text:p text:style-name="P2"><text:span text:style-name="short_5f_text"><text:span text:style-name="T1">Frame head</text:span></text:span></text:p>
          </table:table-cell>
          <table:covered-table-cell/>
          <table:table-cell table:style-name="Table2.B2" table:number-columns-spanned="3" office:value-type="string">
            <text:p text:style-name="P2"><text:span text:style-name="short_5f_text"><text:span text:style-name="T1">Reserved bytes</text:span></text:span></text:p>
          </table:table-cell>
          <table:covered-table-cell/>
          <table:covered-table-cell/>
          <table:table-cell table:style-name="Table2.A1" office:value-type="string">
            <text:p text:style-name="Standard"><text:span text:style-name="short_5f_text">Channel</text:span></text:p>
          </table:table-cell>
          <table:table-cell table:style-name="Table2.A1" office:value-type="string">
            <text:p text:style-name="Standard"><text:span text:style-name="short_5f_text"><text:span text:style-name="T1">Command</text:span></text:span></text:p>
          </table:table-cell>
          <table:table-cell table:style-name="Table2.I1" office:value-type="string">
            <text:p text:style-name="P4">checksum</text:p>
          </table:table-cell>
        </table:table-row>
        <table:table-row table:style-name="Table2.1">
          <table:table-cell table:style-name="Table2.A1" office:value-type="string">
            <text:p text:style-name="Standard">Return relay open </text:p>
          </table:table-cell>
          <table:table-cell table:style-name="Table2.B2" table:number-columns-spanned="2" office:value-type="string">
            <text:p text:style-name="P2">0x333C</text:p>
          </table:table-cell>
          <table:covered-table-cell/>
          <table:table-cell table:style-name="Table2.B2" table:number-columns-spanned="3" office:value-type="string">
            <text:p text:style-name="P2">0x000000</text:p>
          </table:table-cell>
          <table:covered-table-cell/>
          <table:covered-table-cell/>
          <table:table-cell table:style-name="Table2.A1" office:value-type="string">
            <text:p text:style-name="Standard">0x01 Channel 1</text:p>
            <text:p text:style-name="Standard">0x02 Channel 2</text:p>
            <text:p text:style-name="Standard">0x03 Channel 3</text:p>
            <text:p text:style-name="Standard">0x04 Channel 4</text:p>
            <text:p text:style-name="Standard">0x05 Channel 5</text:p>
            <text:p text:style-name="Standard">0x06 Channel 6</text:p>
            <text:p text:style-name="Standard">0x07 Channel 7</text:p>
            <text:p text:style-name="Standard">0x08 Channel 8</text:p>
          </table:table-cell>
          <table:table-cell table:style-name="Table2.A1" office:value-type="string">
            <text:p text:style-name="Standard">01</text:p>
          </table:table-cell>
          <table:table-cell table:style-name="Table2.I1" office:value-type="string">
            <text:p text:style-name="Standard">0x71</text:p>
            <text:p text:style-name="Standard">0x72</text:p>
            <text:p text:style-name="Standard">0x73</text:p>
            <text:p text:style-name="Standard">0x74</text:p>
            <text:p text:style-name="Standard">0x75</text:p>
            <text:p text:style-name="Standard">0x76</text:p>
            <text:p text:style-name="Standard">0x77</text:p>
            <text:p text:style-name="Standard">0x78</text:p>
          </table:table-cell>
        </table:table-row>
        <table:table-row table:style-name="Table2.1">
          <table:table-cell table:style-name="Table2.A1" office:value-type="string">
            <text:p text:style-name="Standard">Return relay close</text:p>
          </table:table-cell>
          <table:table-cell table:style-name="Table2.B2" table:number-columns-spanned="2" office:value-type="string">
            <text:p text:style-name="P2">0x333C</text:p>
          </table:table-cell>
          <table:covered-table-cell/>
          <table:table-cell table:style-name="Table2.B2" table:number-columns-spanned="3" office:value-type="string">
            <text:p text:style-name="P2">0x000000</text:p>
          </table:table-cell>
          <table:covered-table-cell/>
          <table:covered-table-cell/>
          <table:table-cell table:style-name="Table2.A1" office:value-type="string">
            <text:p text:style-name="Standard">0x01 Channel 1</text:p>
            <text:p text:style-name="Standard">0x02 Channel 2</text:p>
            <text:p text:style-name="Standard">0x03 Channel 3</text:p>
            <text:p text:style-name="Standard">0x04 Channel 4</text:p>
            <text:p text:style-name="Standard">0x05 Channel 5</text:p>
            <text:p text:style-name="Standard">0x06 Channel 6</text:p>
            <text:p text:style-name="Standard">0x07 Channel 7</text:p>
            <text:p text:style-name="Standard">0x08 Channel 8</text:p>
          </table:table-cell>
          <table:table-cell table:style-name="Table2.A1" office:value-type="string">
            <text:p text:style-name="Standard">02</text:p>
          </table:table-cell>
          <table:table-cell table:style-name="Table2.I1" office:value-type="string">
            <text:p text:style-name="Standard">0x72</text:p>
            <text:p text:style-name="Standard">0x73</text:p>
            <text:p text:style-name="Standard">0x74</text:p>
            <text:p text:style-name="Standard">0x75</text:p>
            <text:p text:style-name="Standard">0x76</text:p>
            <text:p text:style-name="Standard">0x77</text:p>
            <text:p text:style-name="Standard">0x78</text:p>
            <text:p text:style-name="Standard">0x79</text:p>
          </table:table-cell>
        </table:table-row>
      </table:table>
      <text:p text:style-name="Standard"/>
      <text:p text:style-name="Standard"/>
      <text:p text:style-name="Standard"/>
      <text:p text:style-name="Standard">2 return command </text:p>
      <text:p text:style-name="Standard"/>
      <text:p text:style-name="Standard"><text:soft-page-break/>1、Return relay open（return this command，mean COM connect to NO ）</text:p>
      <text:p text:style-name="Standard"/>
      <text:p text:style-name="Standard">Channel 1 ：33 3C 00 00 00 01 01 71</text:p>
      <text:p text:style-name="Standard">Channel 2 ：33 3C 00 00 00 02 01 72</text:p>
      <text:p text:style-name="Standard">Channel 3 ：33 3C 00 00 00 03 01 73</text:p>
      <text:p text:style-name="Standard">Channel 4 ：33 3C 00 00 00 04 01 74</text:p>
      <text:p text:style-name="Standard">Channel 5 ：33 3C 00 00 00 05 01 75</text:p>
      <text:p text:style-name="Standard">Channel 6 ：33 3C 00 00 00 06 01 76</text:p>
      <text:p text:style-name="Standard">Channel 7 ：33 3C 00 00 00 07 01 77</text:p>
      <text:p text:style-name="Standard">Channel 8 ：33 3C 00 00 00 08 01 78</text:p>
      <text:p text:style-name="Standard"/>
      <text:p text:style-name="Standard"/>
      <text:p text:style-name="Standard"/>
      <text:p text:style-name="Standard">2、Return relay close（return this command，mean COM disconnect NO , and COM connect to NC ）</text:p>
      <text:p text:style-name="Standard"/>
      <text:p text:style-name="Standard">Channel 1 ：33 3C 00 00 00 01 02 72</text:p>
      <text:p text:style-name="Standard">Channel 2 ：33 3C 00 00 00 02 02 73</text:p>
      <text:p text:style-name="Standard">Channel 3 ：33 3C 00 00 00 03 02 74</text:p>
      <text:p text:style-name="Standard">Channel 4 ：33 3C 00 00 00 04 02 75</text:p>
      <text:p text:style-name="Standard">Channel 5 ：33 3C 00 00 00 05 02 76</text:p>
      <text:p text:style-name="Standard">Channel 6 ：33 3C 00 00 00 06 02 77</text:p>
      <text:p text:style-name="Standard">Channel 7 ：33 3C 00 00 00 07 02 78</text:p>
      <text:p text:style-name="Standard">Channel 8 ：33 3C 00 00 00 08 02 79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line-height="100%" fo:text-align="justify" style:justify-single-word="false" fo:padding-left="0.0555in" fo:padding-right="0.0555in" fo:padding-top="0.0138in" fo:padding-bottom="0.0138in" fo:border="non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默认段落字体" style:family="text"/>
    <style:style style:name="hps" style:family="text" style:parent-style-name="默认段落字体"/>
    <style:style style:name="short_5f_text" style:display-name="short_text" style:family="text" style:parent-style-name="默认段落字体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个控制命令：</dc:title>
    <dc:subject/>
    <meta:keyword/>
    <dc:description/>
    <meta:initial-creator>Administrator</meta:initial-creator>
    <meta:creation-date>2012-06-06T03:30:00</meta:creation-date>
    <dc:date>2018-10-23T12:56:40.018566296</dc:date>
    <meta:editing-cycles>20</meta:editing-cycles>
    <meta:editing-duration>PT2H35M15S</meta:editing-duration>
    <meta:generator>LibreOffice/6.0.6.2$Linux_X86_64 LibreOffice_project/00$Build-2</meta:generator>
    <meta:document-statistic meta:table-count="2" meta:image-count="0" meta:object-count="0" meta:page-count="5" meta:paragraph-count="271" meta:word-count="1241" meta:character-count="4719" meta:non-whitespace-character-count="3839"/>
    <meta:user-defined meta:name="KSOProductBuildVer">2052-9.1.0.4468</meta:user-defined>
  </office:meta>
</office:document-meta>
</file>